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eXGyreTermes" svg:font-family="TeXGyreTermes"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f773a"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66848" style:text-blinking="false"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8df46"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d474d"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0a86b7"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e01ce" officeooo:paragraph-rsid="002e01ce" style:text-blinking="false" fo:background-color="transparent"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1f773a" style:text-blinking="false" fo:background-color="transparent" style:font-weight-asian="bold"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28df46" style:text-blinking="false" fo:background-color="transparent" style:font-weight-asian="bold"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c828" officeooo:paragraph-rsid="001f773a" style:text-blinking="false" fo:background-color="transparent" style:font-weight-asian="bold"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df46" officeooo:paragraph-rsid="0028df46" style:text-blinking="false" fo:background-color="transparent"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c31eb" officeooo:paragraph-rsid="002d474d"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425054" style:text-blinking="false" fo:background-color="transparent" style:font-weight-asian="bold"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1e2123" style:text-blinking="false" fo:background-color="transparent"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d3032" officeooo:paragraph-rsid="005d3032" style:text-blinking="false" fo:background-color="transparent" style:font-weight-asian="bold" style:font-weight-complex="bold"/>
    </style:style>
    <style:style style:name="P2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00379" officeooo:paragraph-rsid="00800379" style:text-blinking="false" fo:background-color="transparent" style:font-weight-asian="bold" style:font-weight-complex="bold"/>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45caf" style:text-blinking="false" fo:background-color="transparent" style:font-weight-asian="bold" style:font-weight-complex="bold"/>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8f561" style:text-blinking="false" fo:background-color="transparent" style:font-weight-asian="bold" style:font-weight-complex="bold"/>
    </style:style>
    <style:style style:name="P2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paragraph-rsid="001e2123" style:text-blinking="false" fo:background-color="transparent"/>
    </style:style>
    <style:style style:name="P2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2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6c5d4d" style:text-blinking="false" fo:background-color="#ffff00" style:font-weight-asian="bold" style:font-weight-complex="bold"/>
    </style:style>
    <style:style style:name="P2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ab6f5e" style:text-blinking="false" fo:background-color="#ffff00" style:font-weight-asian="bold" style:font-weight-complex="bold"/>
    </style:style>
    <style:style style:name="P2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b0c2e6" style:text-blinking="false" fo:background-color="#ffff00" style:font-weight-asian="bold" style:font-weight-complex="bold"/>
    </style:style>
    <style:style style:name="P2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c5df3c" style:text-blinking="false" fo:background-color="#ffff00" style:font-weight-asian="bold" style:font-weight-complex="bold"/>
    </style:style>
    <style:style style:name="P2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a9abad" officeooo:paragraph-rsid="00a9abad" style:text-blinking="false" fo:background-color="#ffff00" style:font-weight-asian="bold" style:font-weight-complex="bold"/>
    </style:style>
    <style:style style:name="P3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9f9127" officeooo:paragraph-rsid="00ab6f5e" style:text-blinking="false" fo:background-color="#ffff00" style:font-weight-asian="bold" style:font-weight-complex="bold"/>
    </style:style>
    <style:style style:name="P3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7ca795" officeooo:paragraph-rsid="00ad1ac1" style:text-blinking="false" fo:background-color="#ffff00" style:font-weight-asian="bold" style:font-weight-complex="bold"/>
    </style:style>
    <style:style style:name="P3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afa25d" officeooo:paragraph-rsid="00b0c2e6" style:text-blinking="false" fo:background-color="#ffff00" style:font-weight-asian="bold" style:font-weight-complex="bold"/>
    </style:style>
    <style:style style:name="P3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b751c9" officeooo:paragraph-rsid="00c5df3c" style:text-blinking="false" fo:background-color="#ffff00" style:font-size-asian="11pt" style:font-weight-asian="bold" style:font-size-complex="11pt" style:font-weight-complex="bold"/>
    </style:style>
    <style:style style:name="P3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normal" officeooo:rsid="0019e369" officeooo:paragraph-rsid="000a86b7" style:text-blinking="false" fo:background-color="transparent" style:font-weight-asian="normal" style:font-weight-complex="normal"/>
    </style:style>
    <style:style style:name="P3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3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425054" officeooo:paragraph-rsid="00425054" style:text-blinking="false" fo:background-color="#ffff00" style:font-weight-asian="bold" style:font-weight-complex="bold"/>
    </style:style>
    <style:style style:name="P3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normal" officeooo:rsid="001e2123" officeooo:paragraph-rsid="001e2123" style:text-blinking="false" fo:background-color="transparent" style:font-weight-asian="normal" style:font-weight-complex="normal"/>
    </style:style>
    <style:style style:name="P3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eXGyreTermes" fo:font-size="11pt" fo:font-style="normal" style:text-underline-style="none" fo:font-weight="bold" officeooo:paragraph-rsid="001e2123" style:text-blinking="false" fo:background-color="#ffff00" style:font-size-asian="11pt" style:font-weight-asian="bold" style:font-size-complex="11pt" style:font-weight-complex="bold"/>
    </style:style>
    <style:style style:name="P3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a3e2ec" officeooo:paragraph-rsid="001e2123" style:text-blinking="false" fo:background-color="#ffff00" style:font-weight-asian="bold" style:font-weight-complex="bold"/>
    </style:style>
    <style:style style:name="P4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4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4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normal" officeooo:rsid="001e2123" officeooo:paragraph-rsid="001e2123" style:text-blinking="false" fo:background-color="transparent" style:font-weight-asian="normal" style:font-weight-complex="normal"/>
    </style:style>
    <style:style style:name="T1" style:family="text">
      <style:text-properties officeooo:rsid="001e2123"/>
    </style:style>
    <style:style style:name="T2" style:family="text">
      <style:text-properties officeooo:rsid="001e72d6"/>
    </style:style>
    <style:style style:name="T3" style:family="text">
      <style:text-properties officeooo:rsid="001ec828"/>
    </style:style>
    <style:style style:name="T4" style:family="text">
      <style:text-properties officeooo:rsid="0020bea5"/>
    </style:style>
    <style:style style:name="T5" style:family="text">
      <style:text-properties officeooo:rsid="00228021"/>
    </style:style>
    <style:style style:name="T6" style:family="text">
      <style:text-properties officeooo:rsid="0023af25"/>
    </style:style>
    <style:style style:name="T7" style:family="text">
      <style:text-properties officeooo:rsid="00266848"/>
    </style:style>
    <style:style style:name="T8" style:family="text">
      <style:text-properties officeooo:rsid="00268b8b"/>
    </style:style>
    <style:style style:name="T9" style:family="text">
      <style:text-properties officeooo:rsid="0028df46"/>
    </style:style>
    <style:style style:name="T10" style:family="text">
      <style:text-properties officeooo:rsid="002c31eb"/>
    </style:style>
    <style:style style:name="T11" style:family="text">
      <style:text-properties officeooo:rsid="002ed947"/>
    </style:style>
    <style:style style:name="T12" style:family="text">
      <style:text-properties officeooo:rsid="006afe02"/>
    </style:style>
    <style:style style:name="T13" style:family="text">
      <style:text-properties officeooo:rsid="006d3db7"/>
    </style:style>
    <style:style style:name="T14" style:family="text">
      <style:text-properties officeooo:rsid="006f84f5"/>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background-color="#ffaa95" loext:char-shading-value="0"/>
    </style:style>
    <style:style style:name="T17" style:family="text">
      <style:text-properties officeooo:rsid="0081810e"/>
    </style:style>
    <style:style style:name="T18" style:family="text">
      <style:text-properties officeooo:rsid="0081bf4f"/>
    </style:style>
    <style:style style:name="T19" style:family="text">
      <style:text-properties officeooo:rsid="00820766"/>
    </style:style>
    <style:style style:name="T20" style:family="text">
      <style:text-properties officeooo:rsid="0082efd4"/>
    </style:style>
    <style:style style:name="T21" style:family="text">
      <style:text-properties officeooo:rsid="0085e812"/>
    </style:style>
    <style:style style:name="T22" style:family="text">
      <style:text-properties officeooo:rsid="0087871b"/>
    </style:style>
    <style:style style:name="T23" style:family="text">
      <style:text-properties officeooo:rsid="001e2123" style:font-weight-asian="bold" style:font-weight-complex="bold"/>
    </style:style>
    <style:style style:name="T24" style:family="text">
      <style:text-properties officeooo:rsid="008dd8e9" style:font-weight-asian="bold" style:font-weight-complex="bold"/>
    </style:style>
    <style:style style:name="T25" style:family="text">
      <style:text-properties officeooo:rsid="0088f561"/>
    </style:style>
    <style:style style:name="T26" style:family="text">
      <style:text-properties officeooo:rsid="008f753c"/>
    </style:style>
    <style:style style:name="T27" style:family="text">
      <style:text-properties officeooo:rsid="0092de26"/>
    </style:style>
    <style:style style:name="T28" style:family="text">
      <style:text-properties officeooo:rsid="008dd8e9" style:font-size-asian="11pt" style:font-size-complex="11pt"/>
    </style:style>
    <style:style style:name="T29" style:family="text">
      <style:text-properties officeooo:rsid="00b751c9" style:font-size-asian="11pt" style:font-size-complex="11pt"/>
    </style:style>
    <style:style style:name="T30" style:family="text">
      <style:text-properties officeooo:rsid="00be1508" style:font-size-asian="11pt" style:font-size-complex="11pt"/>
    </style:style>
    <style:style style:name="T31" style:family="text">
      <style:text-properties officeooo:rsid="00c43a40" style:font-size-asian="11pt" style:font-size-complex="11pt"/>
    </style:style>
    <style:style style:name="T32" style:family="text">
      <style:text-properties officeooo:rsid="00c788f1" style:font-size-asian="11pt" style:font-size-complex="11pt"/>
    </style:style>
    <style:style style:name="T33" style:family="text">
      <style:text-properties officeooo:rsid="00d18709" style:font-size-asian="11pt" style:font-size-complex="11pt"/>
    </style:style>
    <style:style style:name="T34" style:family="text">
      <style:text-properties officeooo:rsid="00ab6f5e"/>
    </style:style>
    <style:style style:name="T35" style:family="text">
      <style:text-properties officeooo:rsid="00ad1ac1"/>
    </style:style>
    <style:style style:name="T36" style:family="text">
      <style:text-properties officeooo:rsid="00ad8a5b"/>
    </style:style>
    <style:style style:name="T37" style:family="text">
      <style:text-properties officeooo:rsid="00aebd5f"/>
    </style:style>
    <style:style style:name="T38" style:family="text">
      <style:text-properties officeooo:rsid="00afa25d"/>
    </style:style>
    <style:style style:name="T39" style:family="text">
      <style:text-properties officeooo:rsid="00d3032d"/>
    </style:style>
    <style:style style:name="T40" style:family="text">
      <style:text-properties officeooo:rsid="00d7e959"/>
    </style:style>
    <style:style style:name="T41" style:family="text">
      <style:text-properties officeooo:rsid="00820766" fo:background-color="#ffff00" loext:char-shading-value="0"/>
    </style:style>
    <style:style style:name="T42" style:family="text">
      <style:text-properties officeooo:rsid="00820766" fo:background-color="#ffff00" loext:char-shading-value="0"/>
    </style:style>
    <style:style style:name="T43" style:family="text">
      <style:text-properties officeooo:rsid="00d9d601"/>
    </style:style>
    <style:style style:name="T44" style:family="text">
      <style:text-properties officeooo:rsid="00daa8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Problems:</text:p>
      <text:p text:style-name="P35"/>
      <text:p text:style-name="P37">- Ein Problem sollte das nicht sein und die Idee ist eigentlich gerade die,<text:line-break/>dass die pro-trial Plausibilitätswerte ein besserer predictor sein könnten.<text:line-break/>Wenn man nur einen Wert pro Item und Kondition hat, muss man ja alle<text:line-break/>Observationen von diesem Item+Kondition mit dem selben Plausibilitätswert<text:line-break/>modellieren. Wir haben aber jetzt die Partizipanten bei jedem Trial<text:line-break/>gefragt, wie plausibel sie es fanden. Theoretisch, haben wir also mehr<text:line-break/>varibilität in unserem predictor, was uns helfen *könnte* die reading times<text:line-break/>noch besser zu modellieren. Ob das tatsächlich klappt müssen wir jetzt<text:line-break/>rausfinden :)</text:p>
      <text:p text:style-name="P34"/>
      <text:p text:style-name="P2"/>
      <text:p text:style-name="P19">###########################################################################</text:p>
      <text:p text:style-name="P19"/>
      <text:p text:style-name="P20"><text:span text:style-name="T16">Questions</text:span>: </text:p>
      <text:p text:style-name="P3"/>
      <text:p text:style-name="P1">- <text:span text:style-name="T1">Which correlation should I use (Pearson, Spearman or Kendall) because of the surprisal values which are not normally distributed?</text:span></text:p>
      <text:p text:style-name="P1"/>
      <text:p text:style-name="P1">- <text:span text:style-name="T26">Don’t say: group plausibility ratings based on their values, but group RT data based on plausibility ratings</text:span></text:p>
      <text:p text:style-name="P1"/>
      <text:p text:style-name="P9"/>
      <text:p text:style-name="P4"/>
      <text:p text:style-name="P35">To study/do:</text:p>
      <text:p text:style-name="P4"/>
      <text:p text:style-name="P4">- add <text:span text:style-name="T2">correlation table for all correlations (target &amp; distractor plausibility and surprisal, target plausibility per-trial &amp; avg from SPR study </text:span><text:span text:style-name="T17">= 6</text:span><text:span text:style-name="T2">) </text:span><text:span text:style-name="T42">&amp; for second SPR study</text:span></text:p>
      <text:p text:style-name="P41"/>
      <text:p text:style-name="P42">- <text:span text:style-name="T2">add statistics (SD, &amp; range for plausibility ratings from SPR study) </text:span><text:span text:style-name="T27">+ second SPR study</text:span></text:p>
      <text:p text:style-name="P4"/>
      <text:p text:style-name="P4">- <text:span text:style-name="T2">interpret coefficients (1 SD change in predictor1 = change of [amount of coefficient1 value] in RT)</text:span></text:p>
      <text:p text:style-name="P4"/>
      <text:p text:style-name="P5">- <text:span text:style-name="T2">explain that distractor surprisal might be negative (higher surprisal predicting lower RTs) →</text:span></text:p>
      <text:p text:style-name="P12"><text:s text:c="2"/>means for surprisal distractor of conditions A, B, C are almost identical &amp; for condition A even <text:s/></text:p>
      <text:p text:style-name="P12"><text:s text:c="2"/>higher than for condition B</text:p>
      <text:p text:style-name="P4"/>
      <text:p text:style-name="P7">- <text:span text:style-name="T2">Include tables with model fit from model summary including: intercept/estimate, variance, t-value</text:span></text:p>
      <text:p text:style-name="P13"><text:s text:c="2"/>&amp; p-value</text:p>
      <text:p text:style-name="P4"/>
      <text:p text:style-name="P4">- <text:span text:style-name="T2">Include table from model comparison including AIC, chi-squared values and p-values</text:span></text:p>
      <text:p text:style-name="P4"/>
      <text:p text:style-name="P4">- <text:span text:style-name="T3">Stimuli in Appendix?</text:span></text:p>
      <text:p text:style-name="P4"/>
      <text:p text:style-name="P5">- <text:span text:style-name="T3">Are the assumptions of statistical model met in terms of linearity, homoscedasticity and</text:span></text:p>
      <text:p text:style-name="P14"><text:s text:c="2"/>residuals? → <text:span text:style-name="T18">yes residuals</text:span></text:p>
      <text:p text:style-name="P4"/>
      <text:p text:style-name="P6">- <text:span text:style-name="T3">Describe how/based on which method the p-values used in the lmerTest package are calculated</text:span></text:p>
      <text:p text:style-name="P6"><text:span text:style-name="T3"><text:s text:c="2"/>(P-values estimated using the Satterthwaite degrees of</text:span> freedom method, as implemented in the R <text:s/></text:p>
      <text:p text:style-name="P6"><text:s text:c="3"/>package lmerTest (Kuznetsova et al., 2017)??</text:p>
      <text:p text:style-name="P4"/>
      <text:p text:style-name="P6">- <text:span text:style-name="T6">I</text:span><text:span text:style-name="T4">nclude Kutas paper &amp; Dissertation (esp. with regard to why per-trial vs avg plausibility items are</text:span></text:p>
      <text:p text:style-name="P6"><text:span text:style-name="T4"><text:s text:c="2"/>assessed as </text:span><text:span text:style-name="T5">better </text:span><text:span text:style-name="T4">predictors?</text:span></text:p>
      <text:p text:style-name="P4"/>
      <text:p text:style-name="P6"><text:soft-page-break/>- <text:span text:style-name="T6">Mention about </text:span><text:span text:style-name="T7">N400 as retrieval/activation of meaning account </text:span><text:span text:style-name="T6">(e.g., Kutas &amp; Federmeier 2000;</text:span></text:p>
      <text:p text:style-name="P6"><text:span text:style-name="T6"><text:s text:c="3"/>Lau et al., 2008!!) </text:span><text:span text:style-name="T8">=&gt; Before Brouwer, but also a bit different? - </text:span><text:span text:style-name="T43">reference in Kutas 2019</text:span></text:p>
      <text:p text:style-name="P4"/>
      <text:p text:style-name="P4">- Interpret random effects (higher or lower for which predictors, for items or subjects?)</text:p>
      <text:p text:style-name="P4"/>
      <text:p text:style-name="P7">- <text:span text:style-name="T9">What does it mean which variables/predictors explain how much variance? Why does surprisal</text:span></text:p>
      <text:p text:style-name="P15"><text:s text:c="2"/>have a bigger effect sometimes but is never significant (actually only bigger effect than plausibility <text:s text:c="2"/></text:p>
      <text:p text:style-name="P15"><text:s text:c="2"/>in the regions in which plausibility is not significant (= precrit &amp; precrit + crit)</text:p>
      <text:p text:style-name="P4"/>
      <text:p text:style-name="P4">- <text:span text:style-name="T9">What does adding Precrit as predictor exactly do/tell us?</text:span></text:p>
      <text:p text:style-name="P4"/>
      <text:p text:style-name="P4">- <text:span text:style-name="T10">M</text:span>ention that outliers could not be removed in plaus_plaus study, but in spr_plaus study bc there <text:s/></text:p>
      <text:p text:style-name="P4"><text:s text:c="2"/><text:span text:style-name="T10">was</text:span> <text:span text:style-name="T10">RT removal criteria &amp; plaus ratings were then eliminated simultaenously</text:span></text:p>
      <text:p text:style-name="P4"/>
      <text:p text:style-name="P23"><text:span text:style-name="T23">- </text:span><text:span text:style-name="T24">ask how error bars were calculated</text:span></text:p>
      <text:p text:style-name="P4"/>
      <text:p text:style-name="P8">- <text:span text:style-name="T10">Mention that I used a 2x3 design, within-subject design, Latin square design, maybe include some</text:span></text:p>
      <text:p text:style-name="P16"><text:s text:c="2"/>image (see slides Thorsten)</text:p>
      <text:p text:style-name="P4"/>
      <text:p text:style-name="P4">- <text:span text:style-name="T20">If</text:span><text:span text:style-name="T11"> residuals of B are below 0, this means model overestimates the RTs?? </text:span><text:span text:style-name="T20">(obs – est = bigger than 0 if est = bigger than obs =&gt; overestimates)</text:span></text:p>
      <text:p text:style-name="P4"/>
      <text:p text:style-name="P4">- <text:span text:style-name="T22">say that given the time constraint I couldn’t do an EEG study, but based on this data an EEG study can be conducted to see if early negativity has disappeared after removing ambiguity</text:span></text:p>
      <text:p text:style-name="P38"/>
      <text:p text:style-name="P24"/>
      <text:p text:style-name="P24"/>
      <text:p text:style-name="P24">- <text:span text:style-name="T14">I removed, when removing outliers, the whole row, but I should just remove ratings from SPR_Plaus_rating column, i.e. single ratings, </text:span><text:span text:style-name="T44">because avg ratings are not from the same person (but then anyways no RTs</text:span><text:span text:style-name="T14"> → changes the mean. </text:span><text:span text:style-name="T39">I should NOT remove values in row for plaus_target avg because they belong to diff people</text:span></text:p>
      <text:p text:style-name="P39"><text:s/></text:p>
      <text:p text:style-name="P24"/>
      <text:p text:style-name="P29"><text:span text:style-name="T15">Questions:</text:span> </text:p>
      <text:p text:style-name="P29">- <text:span text:style-name="T28">Thesis title?</text:span></text:p>
      <text:p text:style-name="P29"><text:span text:style-name="T28">- </text:span><text:span text:style-name="T33">Theoretical framework</text:span></text:p>
      <text:p text:style-name="P30">- Why are my residuals alsways not so good? Bc I use surprisal as a predictor? (C&gt;A&gt;B makes</text:p>
      <text:p text:style-name="P30"><text:s text:c="2"/>residuals for especially B big?)</text:p>
      <text:p text:style-name="P26">- <text:span text:style-name="T34">Does using surprisal have any influence at all?</text:span></text:p>
      <text:p text:style-name="P31">- In which chapter to put further analyses &amp; SPR study 2? Everything post-hoc analyses?</text:p>
      <text:p text:style-name="P27">- <text:span text:style-name="T35">Residuals and observed </text:span><text:span text:style-name="T37">plots</text:span><text:span text:style-name="T35"> are very good for grouping </text:span><text:span text:style-name="T36">RTs</text:span><text:span text:style-name="T35"> by avgs instead of single ratings </text:span><text:span text:style-name="T38">in</text:span></text:p>
      <text:p text:style-name="P32"><text:s text:c="2"/>SPR study 1 (and 2?)</text:p>
      <text:p text:style-name="P28"><text:span text:style-name="T28">- </text:span><text:span text:style-name="T29">How to interpret statistics (higher RTs for condition A in SPR study2 and that for avg plaus RTs for</text:span></text:p>
      <text:p text:style-name="P33"><text:s text:c="2"/>group 2 are in the middle but not for single plaus) </text:p>
      <text:p text:style-name="P27"><text:span text:style-name="T29">- </text:span><text:span text:style-name="T30">Why according to p-values significant but not according to error bars (overlap)</text:span></text:p>
      <text:p text:style-name="P27"><text:span text:style-name="T30">- </text:span><text:span text:style-name="T31">I fit complex model (single + avg ratings), but can I even do that since they have a pretty high correlation and shouldn’t I avoid fitting a model with correlated variables → </text:span><text:span text:style-name="T32">changes significance</text:span></text:p>
      <text:p text:style-name="P25"/>
      <text:p text:style-name="P18">###########################################################</text:p>
      <text:p text:style-name="P36">For thesis revision:</text:p>
      <text:p text:style-name="P17">- spelling</text:p>
      <text:p text:style-name="P17">- grammar</text:p>
      <text:p text:style-name="P17">- punctuation (commas)</text:p>
      <text:p text:style-name="P17">- abbreviations</text:p>
      <text:p text:style-name="P17"><text:soft-page-break/>- paragraphs</text:p>
      <text:p text:style-name="P17">- tenses</text:p>
      <text:p text:style-name="P17">- <text:span text:style-name="T12">check titles of plots in R (sometimes they are cut because they don’t fit on the pdf) </text:span><text:span text:style-name="T21">&amp; if they are consistent</text:span></text:p>
      <text:p text:style-name="P17"/>
      <text:p text:style-name="P4"/>
      <text:p text:style-name="P4"/>
      <text:p text:style-name="P10">###########################################################################</text:p>
      <text:p text:style-name="P10"/>
      <text:p text:style-name="P11">NOTE: Residuals printed in Summary (model): residuals for the whole model.</text:p>
      <text:p text:style-name="P11">Residuals which I plot: residuals for conditions A, B, C per region. Model minimised differences O-E, but this is still not perfect for all datapoints. Later I calculate the residuals per condition and region by myself (?)</text:p>
      <text:p text:style-name="P10"/>
      <text:p text:style-name="P10">NOTE: for every item &amp; condition there is only 1 surprisal value (but 10 values from 10 people for plausibility) so for correlation we compare the surprisal value with the means, but for each conditions, there is a mean for surprisal also. But we should still include the random effect for subjects because it is about the variance around the dependent variable and not about the predictor. Even if the predictor is the same for each. Subject is the same, there were different reading times and therefore a random slope can make sense. It is the same with random intercepts, for example :)</text:p>
      <text:p text:style-name="P10"/>
      <text:p text:style-name="P21">NOTE: - <text:span text:style-name="Strong_20_Emphasis">Skewness Reduction:</text:span></text:p>
      <text:p text:style-name="P22">Log transformation tends to reduce right-skewness in the data, making the distribution more symmetric. It can also be applied to left-skewed data, but its impact is more pronounced on the right tail. <text:span text:style-name="T25">I </text:span><text:span text:style-name="T13">used log to transform data bc data is right skewed, i.e. not normally distributed, which can be an issue because the of the</text:span><text:span text:style-name="T25"> influence of extreme values or outliers that disproportionately impact the mean and can violate assumptions of normality. </text:span><text:span text:style-name="T13">Even though outliers were removed, data is still right skewed (read again about issues of right skew for statistical modeling &amp; necessity of log transform)</text:span></text:p>
      <text:p text:style-name="P22"/>
      <text:p text:style-name="P10"/>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eXGyreTermes" svg:font-family="TeXGyreTerme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3:53:57.279305054</meta:creation-date>
    <meta:generator>LibreOffice/7.3.7.2$Linux_X86_64 LibreOffice_project/30$Build-2</meta:generator>
    <dc:date>2024-02-05T00:53:24.859896086</dc:date>
    <meta:editing-duration>P29DT5H9M12S</meta:editing-duration>
    <meta:editing-cycles>156</meta:editing-cycles>
    <meta:print-date>2023-12-07T03:37:49.641487378</meta:print-date>
    <meta:document-statistic meta:table-count="0" meta:image-count="0" meta:object-count="0" meta:page-count="3" meta:paragraph-count="68" meta:word-count="1056" meta:character-count="6563" meta:non-whitespace-character-count="5528"/>
  </office:meta>
</office:document-meta>
</file>